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 table:number-rows-repeated="104746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086:peru.R11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4:37:46.476471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3T14:41:53.590510622</dc:date>
    <dc:creator>Jesus Castagnetto</dc:creator>
    <meta:editing-duration>PT11H44M29S</meta:editing-duration>
    <meta:editing-cycles>81</meta:editing-cycles>
    <meta:generator>LibreOffice/6.4.2.2$Linux_X86_64 LibreOffice_project/40$Build-2</meta:generator>
    <meta:document-statistic meta:table-count="1" meta:cell-count="7488" meta:object-count="0"/>
  </office:meta>
</office:document-meta>
</file>